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family-generic="roman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ook Antiqua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style:font-name="Book Antiqua" fo:font-weight="bold" style:font-weight-asian="bold" style:font-weight-complex="bold"/>
    </style:style>
    <style:style style:name="P3" style:family="paragraph" style:parent-style-name="Standard" style:list-style-name="L1">
      <style:text-properties style:font-name="Book Antiqua"/>
    </style:style>
    <style:style style:name="P4" style:family="paragraph" style:parent-style-name="Standard">
      <style:text-properties style:font-name="Book Antiqua"/>
    </style:style>
    <style:style style:name="P5" style:family="paragraph" style:parent-style-name="Standard" style:list-style-name="L2">
      <style:text-properties style:font-name="Book Antiqua"/>
    </style:style>
    <style:style style:name="P6" style:family="paragraph" style:parent-style-name="Standard" style:list-style-name="L3">
      <style:text-properties style:font-name="Book Antiqua"/>
    </style:style>
    <style:style style:name="T1" style:family="text">
      <style:text-properties officeooo:rsid="00066cb8"/>
    </style:style>
    <style:style style:name="T2" style:family="text">
      <style:text-properties style:font-name="Monotype Corsiva"/>
    </style:style>
    <style:style style:name="T3" style:family="text">
      <style:text-properties style:font-name="Consolas"/>
    </style:style>
    <style:style style:name="T4" style:family="text">
      <style:text-properties style:font-name="Consolas" fo:font-size="10pt" style:font-size-asian="10pt" style:font-size-complex="10pt"/>
    </style:style>
    <style:style style:name="T5" style:family="text">
      <style:text-properties style:font-name="Consolas" fo:font-size="10pt" officeooo:rsid="00066cb8" style:font-size-asian="10pt" style:font-size-complex="10pt"/>
    </style:style>
    <style:style style:name="T6" style:family="text">
      <style:text-properties style:font-name="Consolas" fo:font-size="10pt" fo:background-color="#ffff00" loext:char-shading-value="0" style:font-size-asian="10pt" style:font-size-complex="10pt"/>
    </style:style>
    <style:style style:name="T7" style:family="text">
      <style:text-properties style:font-name="Consolas" fo:font-size="10pt" fo:background-color="#ffff00" loext:char-shading-value="0" style:font-size-asian="10pt" style:font-size-complex="10pt"/>
    </style:style>
    <style:style style:name="T8" style:family="text">
      <style:text-properties style:font-name="Consolas" officeooo:rsid="00066cb8"/>
    </style:style>
    <style:style style:name="T9" style:family="text">
      <style:text-properties style:font-name="Consolas" fo:background-color="#ffff00" loext:char-shading-value="0"/>
    </style:style>
    <style:style style:name="T10" style:family="text">
      <style:text-properties style:font-name="Consolas" fo:font-size="10.5pt" style:font-size-asian="10.5pt" style:font-size-complex="10.5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66cb8" style:font-size-asian="10pt" style:font-size-complex="10pt"/>
    </style:style>
    <style:style style:name="T13" style:family="text">
      <style:text-properties fo:font-size="10pt" fo:background-color="#ffff00" loext:char-shading-value="0" style:font-size-asian="10pt" style:font-size-complex="10pt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ser des balises HTML5</text:p>
      <text:list xml:id="list4056141955" text:style-name="L1">
        <text:list-item>
          <text:p text:style-name="P3">Mise en page aux différents périphériques d’affichage (mobile, tablette, Pc …) :</text:p>
          <text:p text:style-name="P3"><text:span text:style-name="T7">&lt;meta name = "viewport" content="width=device-width, initial-scale=1.0"&gt;</text:span>.</text:p>
        </text:list-item>
        <text:list-item>
          <text:p text:style-name="P3">Groupement : <text:span text:style-name="T7">&lt;div&gt;</text:span>, <text:span text:style-name="T7">&lt;span&gt;</text:span> et <text:span text:style-name="T4">&lt;hgroup&gt;</text:span>.</text:p>
        </text:list-item>
        <text:list-item>
          <text:p text:style-name="P3">Structure générale : <text:span text:style-name="T4">&lt;</text:span><text:span text:style-name="T5">main&gt;</text:span><text:span text:style-name="T1">, </text:span><text:span text:style-name="T4">&lt;article&gt;</text:span>, <text:span text:style-name="T4">&lt;section&gt;</text:span>, <text:span text:style-name="T4">&lt;nav&gt;</text:span>, <text:span text:style-name="T4">&lt;header&gt;</text:span>, <text:span text:style-name="T4">&lt;footer&gt;</text:span>, <text:span text:style-name="T4">&lt;aside&gt;</text:span>.</text:p>
        </text:list-item>
        <text:list-item>
          <text:p text:style-name="P3">Texte et sémantique : <text:span text:style-name="T4">&lt;ins&gt;, &lt;</text:span><text:span text:style-name="T5">del&gt;, </text:span><text:span text:style-name="T4">&lt;q&gt;, &lt;address&gt;, &lt;cite&gt;, &lt;pre&gt;, &lt;code&gt;, &lt;output&gt;, &lt;progress&gt;</text:span>.</text:p>
        </text:list-item>
        <text:list-item>
          <text:p text:style-name="P3">Médias : <text:span text:style-name="T4">&lt;figure&gt;, </text:span><text:span text:style-name="T7">&lt;img&gt;</text:span><text:span text:style-name="T4">, &lt;video&gt; et &lt;figcaption&gt;</text:span>.</text:p>
        </text:list-item>
        <text:list-item>
          <text:p text:style-name="P3">Image mappée : <text:span text:style-name="T4">&lt;map&gt;, &lt;area&gt;</text:span>.</text:p>
        </text:list-item>
        <text:list-item>
          <text:p text:style-name="P3">Formulaire :</text:p>
          <text:list>
            <text:list-item>
              <text:p text:style-name="P3">Champs de saisie de type : date, heure, email, téléphone, mot de passe, range et numérique.</text:p>
            </text:list-item>
            <text:list-item>
              <text:p text:style-name="P3">Liste déroulante avancée : <text:span text:style-name="T4">&lt;datalist&gt;</text:span>.</text:p>
            </text:list-item>
            <text:list-item>
              <text:p text:style-name="P3">Boutons d’envoi et d’annulation : submit et reset.</text:p>
            </text:list-item>
            <text:list-item>
              <text:p text:style-name="P3">Déclencheurs d’évènements (onfocus, onblur, onclick,onmouseover, onchange, onload, onkeypress, onkeyup, oninput).</text:p>
            </text:list-item>
          </text:list>
        </text:list-item>
        <text:list-item>
          <text:p text:style-name="P3">Il est recommandé de se limiter aux traitements relatifs aux attributs suivants :</text:p>
          <text:list>
            <text:list-item>
              <text:p text:style-name="P3">id, name, type, class, title (pour les objets insérés dans une page web).</text:p>
            </text:list-item>
            <text:list-item>
              <text:p text:style-name="P3">size, readonly, hidden, checked, disabled, maxlength, required, value (pour les zones de saisie).</text:p>
            </text:list-item>
          </text:list>
        </text:list-item>
      </text:list>
      <text:p text:style-name="P4"/>
      <text:p text:style-name="P1">Appliquer des styles CSS3 dans un site web.</text:p>
      <text:list text:style-name="L2">
        <text:list-item>
          <text:p text:style-name="P5">Relier une feuille de style à une page web : <text:span text:style-name="T7">&lt;link rel="stylesheet" href="url.css”&gt;</text:span>.</text:p>
        </text:list-item>
        <text:list-item>
          <text:p text:style-name="P5">Déclarer des sélecteurs en CSS : <text:span text:style-name="T7">NomBalise</text:span><text:span text:style-name="T4">, </text:span><text:span text:style-name="T7">#NomId</text:span><text:span text:style-name="T4">, </text:span><text:span text:style-name="T7">.NomClass</text:span><text:span text:style-name="T4">, imbrication, universel</text:span>.</text:p>
        </text:list-item>
        <text:list-item>
          <text:p text:style-name="P5">Déclarer des sélecteurs de lien : link, visited, hover.</text:p>
        </text:list-item>
        <text:list-item>
          <text:p text:style-name="P5"><text:span text:style-name="T1">Il est préconisé de rappeler la mise en forme d’un site web en CSS3 </text:span>et l’enrichir par les propriétés relatives à (aux) :</text:p>
          <text:list>
            <text:list-item>
              <text:p text:style-name="P5">la police, la taille, le style (<text:span text:style-name="T7">font-family</text:span><text:span text:style-name="T4">, </text:span><text:span text:style-name="T7">font-size</text:span><text:span text:style-name="T4">, </text:span><text:span text:style-name="T7">font-weight</text:span><text:span text:style-name="T4">, </text:span><text:span text:style-name="T7">font-style</text:span>) et la couleur d’un texte (<text:span text:style-name="T7">color</text:span>).</text:p>
            </text:list-item>
            <text:list-item>
              <text:p text:style-name="P5">l'alignement, le retrait et la direction d’un texte (<text:span text:style-name="T7">text-align</text:span><text:span text:style-name="T4">, text-indent, direction</text:span>).</text:p>
            </text:list-item>
            <text:list-item>
              <text:p text:style-name="P5">effets appliqués à un texte (<text:span text:style-name="T4">text-decoration, text-shadow, text-transform, text-overflow</text:span>).</text:p>
            </text:list-item>
          </text:list>
        </text:list-item>
        <text:list-item>
          <text:p text:style-name="P5">Appliquer une couleur ou une image à l’arrière-plan (<text:span text:style-name="T7">background-color ; background :rgba ; background :linear-gradient ;</text:span><text:span text:style-name="T4"> background-image</text:span>).</text:p>
        </text:list-item>
        <text:list-item>
          <text:p text:style-name="P5">Appliquer une couleur, un style et une largeur aux bordures (<text:span text:style-name="T7">border-color</text:span><text:span text:style-name="T4">, </text:span><text:span text:style-name="T7">border-width</text:span><text:span text:style-name="T4">, </text:span><text:span text:style-name="T7">border-style</text:span><text:span text:style-name="T4">, border-radius</text:span>).</text:p>
        </text:list-item>
        <text:list-item>
          <text:p text:style-name="P5">Modifier la taille, la position, l'habillage et les marges des objets (<text:span text:style-name="T7">width</text:span><text:span text:style-name="T4">, </text:span><text:span text:style-name="T7">height</text:span><text:span text:style-name="T4">, position, </text:span><text:span text:style-name="T7">padding</text:span><text:span text:style-name="T4">, </text:span><text:span text:style-name="T7">margin</text:span>).</text:p>
        </text:list-item>
        <text:list-item>
          <text:p text:style-name="P5">Ajouter un effet de transition à un élément (<text:span text:style-name="T4">transition, transition-delay, transition-duration, transition-property</text:span>).</text:p>
        </text:list-item>
        <text:list-item>
          <text:p text:style-name="P5">Animer un élément (<text:span text:style-name="T4">@keyframes, animation-name, animation-duration, animation-delay, animation-iteration-count, animation-direction, animation-timing-function, animation-fill-mode, animation, animation-play-state</text:span>).</text:p>
        </text:list-item>
      </text:list>
      <text:p text:style-name="P4"/>
      <text:p text:style-name="P1"/>
      <text:p text:style-name="P2">Utiliser le langage JavaScript dans un site web.</text:p>
      <text:list xml:id="list2201293436" text:style-name="L3">
        <text:list-item>
          <text:p text:style-name="P6">Amener les apprenants à identifier l’apport de l’intégration du langage JavaScript dans une page web.</text:p>
        </text:list-item>
        <text:list-item>
          <text:p text:style-name="P6">Implémenter le code JavaScript dans une page web et dans un fichier externe.</text:p>
        </text:list-item>
        <text:list-item>
          <text:p text:style-name="P6">Utiliser les instructions d’affichage (innerHTML, write, alert, console.log).</text:p>
        </text:list-item>
        <text:list-item>
          <text:p text:style-name="P6">Utiliser les instructions d’entrée en utilisant l’invite (prompt) et les champs du formulaire (getElementById).</text:p>
        </text:list-item>
        <text:list-item>
          <text:p text:style-name="P6">Il est possible de découvrir la syntaxe JavaScript à partir de pages existantes ou de l’éditeur utilisé.</text:p>
        </text:list-item>
        <text:list-item>
          <text:p text:style-name="P6">Prévoir des traitements sur les objets Date, String, Array, Number et Math.</text:p>
        </text:list-item>
        <text:list-item>
          <text:p text:style-name="P6">Amener les apprenants à :</text:p>
          <text:list>
            <text:list-item>
              <text:p text:style-name="P6">identifier les structures de données et de contrôles appropriées répondant aux besoins spécifiques du site web.</text:p>
            </text:list-item>
            <text:list-item>
              <text:p text:style-name="P6">distinguer l’usage des types de données (chaîne de caractères, numérique, booléen, tableau, objet (enregistrement)).</text:p>
            </text:list-item>
            <text:list-item>
              <text:p text:style-name="P6">justifier le choix de la solution appropriée.</text:p>
            </text:list-item>
            <text:list-item>
              <text:p text:style-name="P6">commenter leurs scripts.</text:p>
            </text:list-item>
          </text:list>
        </text:list-item>
        <text:list-item>
          <text:p text:style-name="P6">Il est recommandé de présenter les traitements sur les champs du formulaire sous forme de modules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family-generic="roman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05:47:15.083471825</meta:creation-date>
    <dc:date>2022-09-18T06:50:54.439605139</dc:date>
    <meta:editing-duration>PT29M42S</meta:editing-duration>
    <meta:editing-cycles>1</meta:editing-cycles>
    <meta:document-statistic meta:table-count="0" meta:image-count="0" meta:object-count="0" meta:page-count="2" meta:paragraph-count="42" meta:word-count="502" meta:character-count="3465" meta:non-whitespace-character-count="3044"/>
    <meta:generator>LibreOffice/7.4.1.2$Linux_X86_64 LibreOffice_project/96749c58c39750fe6113ca0224d2dd9b40a26641</meta:generator>
  </office:meta>
</office:document-meta>
</file>